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6f295e010" style:family="table" style:master-page-name="ta-mp-0x7f46f295e010">
      <style:table-properties table:display="true" style:writing-mode="lr-tb"/>
    </style:style>
    <style:style style:name="ta-0x7f46f295e200" style:family="table" style:master-page-name="ta-mp-0x7f46f295e200">
      <style:table-properties table:display="true" style:writing-mode="lr-tb"/>
    </style:style>
    <style:style style:name="ta-0x7f46f295e3f0" style:family="table" style:master-page-name="ta-mp-0x7f46f295e3f0">
      <style:table-properties table:display="true" style:writing-mode="lr-tb"/>
    </style:style>
    <style:style style:name="ta-0x7f46f295e5e0" style:family="table" style:master-page-name="ta-mp-0x7f46f295e5e0">
      <style:table-properties table:display="true" style:writing-mode="lr-tb"/>
    </style:style>
    <style:style style:name="ta-0x7f46f295e7d0" style:family="table" style:master-page-name="ta-mp-0x7f46f295e7d0">
      <style:table-properties table:display="true" style:writing-mode="lr-tb"/>
    </style:style>
    <style:style style:name="ta-0x7f46f295e9c0" style:family="table" style:master-page-name="ta-mp-0x7f46f295e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6f297db0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de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d9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d8b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fa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fb6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f2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46f297d5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b90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6f2980de0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3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5c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7b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103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6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d6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115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dd5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1280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f0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6c0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fd0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6f297eea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d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c5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b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d78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8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0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56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a0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690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0c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1f0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940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6f298037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db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c8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25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12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e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a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000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dfa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4a0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e44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81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80cb8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6f297e31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9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59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7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f47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2b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297dc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2c40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2d6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2e90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2fb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0e0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330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46f311345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5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6a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7d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8f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a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2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b4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c7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d98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ec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6f3113fe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78.50pt" style:use-optimal-column-width="true"/>
    </style:style>
    <style:style style:name="ACOL-2" style:family="table-column"/>
    <style:style style:name="ACOL-3" style:family="table-column">
      <style:table-column-properties style:column-width="125.25pt" style:use-optimal-column-width="true"/>
    </style:style>
    <style:style style:name="ACOL-4" style:family="table-column">
      <style:table-column-properties style:column-width="64.26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102.75pt" style:use-optimal-column-width="true"/>
    </style:style>
    <style:style style:name="ACOL-7" style:family="table-column">
      <style:table-column-properties style:column-width="116.25pt" style:use-optimal-column-width="true"/>
    </style:style>
    <style:style style:name="ACOL-8" style:family="table-column">
      <style:table-column-properties style:column-width="90.00pt" style:use-optimal-column-width="true"/>
    </style:style>
    <style:style style:name="ACOL-9" style:family="table-column">
      <style:table-column-properties style:column-width="181.50pt" style:use-optimal-column-width="true"/>
    </style:style>
    <style:style style:name="ACOL-10" style:family="table-column">
      <style:table-column-properties style:column-width="231.75pt" style:use-optimal-column-width="true"/>
    </style:style>
    <style:style style:name="ACOL-11" style:family="table-column">
      <style:table-column-properties style:column-width="278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46f294e46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46f2967e0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46f295dc7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46f294ea0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46f294ea90" table:allow-empty-cell="true" table:display-list="unsorted" table:base-cell-address="$'TestCase'.A11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46f295e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46f297db0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46f297de78" table:content-validation-name="VAL-0x7f46f294e46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46f297d9d8" table:content-validation-name="VAL-0x7f46f2967e00" office:value-type="string">
            <text:p>app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46f297d8b0" table:content-validation-name="VAL-0x7f46f295dc70" office:value-type="string">
            <text:p>simple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46f297fa38" table:content-validation-name="VAL-0x7f46f294ea00" office:value-type="string">
            <text:p>validateAndAddToCartListView</text:p>
          </table:table-cell>
          <table:table-cell table:number-columns-repeated="127" table:style-name="Gnumeric-default"/>
        </table:table-row>
        <table:table-row table:style-name="AROW-2">
          <table:table-cell table:style-name="ACE-0x7f46f297fb60" table:content-validation-name="VAL-0x7f46f294ea9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46f297f220"/>
          <table:table-cell table:number-columns-repeated="127" table:style-name="Gnumeric-default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46f295e200" table:print="false">
        <office:forms form:automatic-focus="false" form:apply-design-mode="false">
          <form:form/>
        </office:forms>
        <table:table-column table:default-cell-style-name="ACE-0x7f46f297f348" table:style-name="ACOL-3"/>
        <table:table-column table:default-cell-style-name="ACE-0x7f46f297f348" table:style-name="ACOL-4"/>
        <table:table-column table:default-cell-style-name="ACE-0x7f46f297d660" table:style-name="ACOL-5"/>
        <table:table-column table:default-cell-style-name="ACE-0x7f46f297d660" table:style-name="ACOL-6"/>
        <table:table-column table:default-cell-style-name="ACE-0x7f46f297d660" table:style-name="ACOL-7"/>
        <table:table-column table:default-cell-style-name="ACE-0x7f46f297d660" table:style-name="ACOL-8"/>
        <table:table-column table:default-cell-style-name="ACE-0x7f46f297d660" table:style-name="ACOL-9"/>
        <table:table-column table:default-cell-style-name="ACE-0x7f46f297d660" table:style-name="ACOL-10"/>
        <table:table-column table:default-cell-style-name="ACE-0x7f46f297f348" table:style-name="ACOL-11"/>
        <table:table-column table:default-cell-style-name="ACE-0x7f46f297d660" table:style-name="ACOL-0" table:number-columns-repeated="2"/>
        <table:table-column table:default-cell-style-name="ACE-0x7f46f297d660" table:style-name="ACOL-10"/>
        <table:table-column table:default-cell-style-name="ACE-0x7f46f297d660" table:style-name="ACOL-0" table:number-columns-repeated="116"/>
        <table:table-row table:style-name="AROW-2">
          <table:table-cell table:style-name="ACE-0x7f46f2980b90" office:value-type="string">
            <text:p>EmailID</text:p>
          </table:table-cell>
          <table:table-cell table:style-name="ACE-0x7f46f29805c8" office:value-type="string">
            <text:p>Password</text:p>
          </table:table-cell>
          <table:table-cell table:style-name="ACE-0x7f46f2981030" office:value-type="string">
            <text:p>MenuProductName</text:p>
          </table:table-cell>
          <table:table-cell table:style-name="ACE-0x7f46f2981030" office:value-type="string">
            <text:p>MenuProductName1</text:p>
          </table:table-cell>
          <table:table-cell table:style-name="ACE-0x7f46f2981030" office:value-type="string">
            <text:p>MenuProductName2</text:p>
          </table:table-cell>
          <table:table-cell table:style-name="ACE-0x7f46f2981030" office:value-type="string">
            <text:p>StorageType</text:p>
          </table:table-cell>
          <table:table-cell table:style-name="ACE-0x7f46f2981030" office:value-type="string">
            <text:p>SelectPendriveName</text:p>
          </table:table-cell>
          <table:table-cell table:style-name="ACE-0x7f46f2981158" office:value-type="string">
            <text:p>ProductName</text:p>
          </table:table-cell>
          <table:table-cell table:style-name="ACE-0x7f46f2981280" office:value-type="string">
            <text:p>ProductPrice</text:p>
          </table:table-cell>
          <table:table-cell table:number-columns-repeated="5" table:style-name="ACE-0x7f46f297f6c0"/>
          <table:table-cell table:number-columns-repeated="114" table:style-name="ACE-0x7f46f297d660"/>
        </table:table-row>
        <table:table-row table:style-name="AROW-2">
          <table:table-cell table:style-name="ACE-0x7f46f2980de0" office:value-type="string">
            <text:p>test2jenkins@gmail.com</text:p>
          </table:table-cell>
          <table:table-cell table:style-name="ACE-0x7f46f297e7b8" office:value-type="float" office:value="123456">
            <text:p>123456</text:p>
          </table:table-cell>
          <table:table-cell table:style-name="ACE-0x7f46f29806f0" office:value-type="string">
            <text:p>Shop By Category</text:p>
          </table:table-cell>
          <table:table-cell table:style-name="ACE-0x7f46f29806f0" office:value-type="string">
            <text:p>Computers</text:p>
          </table:table-cell>
          <table:table-cell table:style-name="ACE-0x7f46f29806f0" office:value-type="string">
            <text:p>Storage Device Special</text:p>
          </table:table-cell>
          <table:table-cell table:style-name="ACE-0x7f46f29806f0" office:value-type="string">
            <text:p>Pendrives Special</text:p>
          </table:table-cell>
          <table:table-cell table:style-name="ACE-0x7f46f29806f0" office:value-type="string">
            <text:p>Strontium Pollex 8GB USB Pen Drive</text:p>
          </table:table-cell>
          <table:table-cell table:style-name="ACE-0x7f46f297dd50" office:value-type="string">
            <text:p>SanDisk Cruzer Blade 8GB Pen Drive</text:p>
          </table:table-cell>
          <table:table-cell table:style-name="ACE-0x7f46f2980f08" office:value-type="float" office:value="269">
            <text:p>269</text:p>
          </table:table-cell>
          <table:table-cell table:number-columns-repeated="119" table:style-name="ACE-0x7f46f297d660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8" gnm:end-row="0"/>
        </gnm:selections>
      </table:table>
      <table:table table:name="MQA2_TestData" table:style-name="ta-0x7f46f295e3f0" table:print="false">
        <office:forms form:automatic-focus="false" form:apply-design-mode="false">
          <form:form/>
        </office:forms>
        <table:table-column table:default-cell-style-name="ACE-0x7f46f297ed80" table:style-name="ACOL-3"/>
        <table:table-column table:default-cell-style-name="ACE-0x7f46f297ed80" table:style-name="ACOL-4"/>
        <table:table-column table:default-cell-style-name="ACE-0x7f46f297f0f8" table:style-name="ACOL-5"/>
        <table:table-column table:default-cell-style-name="ACE-0x7f46f297f0f8" table:style-name="ACOL-6"/>
        <table:table-column table:default-cell-style-name="ACE-0x7f46f297f0f8" table:style-name="ACOL-7"/>
        <table:table-column table:default-cell-style-name="ACE-0x7f46f297f0f8" table:style-name="ACOL-8"/>
        <table:table-column table:default-cell-style-name="ACE-0x7f46f297f0f8" table:style-name="ACOL-9"/>
        <table:table-column table:default-cell-style-name="ACE-0x7f46f297f0f8" table:style-name="ACOL-10"/>
        <table:table-column table:default-cell-style-name="ACE-0x7f46f297ed80" table:style-name="ACOL-11"/>
        <table:table-column table:default-cell-style-name="ACE-0x7f46f297f0f8" table:style-name="ACOL-0" table:number-columns-repeated="2"/>
        <table:table-column table:default-cell-style-name="ACE-0x7f46f297f0f8" table:style-name="ACOL-10"/>
        <table:table-column table:default-cell-style-name="ACE-0x7f46f297f0f8" table:style-name="ACOL-0" table:number-columns-repeated="116"/>
        <table:table-row table:style-name="AROW-2">
          <table:table-cell table:style-name="ACE-0x7f46f297efd0" office:value-type="string">
            <text:p>EmailID</text:p>
          </table:table-cell>
          <table:table-cell table:style-name="ACE-0x7f46f297ec58" office:value-type="string">
            <text:p>Password</text:p>
          </table:table-cell>
          <table:table-cell table:style-name="ACE-0x7f46f297d788" office:value-type="string">
            <text:p>MenuProductName</text:p>
          </table:table-cell>
          <table:table-cell table:style-name="ACE-0x7f46f297d788" office:value-type="string">
            <text:p>MenuProductName1</text:p>
          </table:table-cell>
          <table:table-cell table:style-name="ACE-0x7f46f297d788" office:value-type="string">
            <text:p>MenuProductName2</text:p>
          </table:table-cell>
          <table:table-cell table:style-name="ACE-0x7f46f297d788" office:value-type="string">
            <text:p>StorageType</text:p>
          </table:table-cell>
          <table:table-cell table:style-name="ACE-0x7f46f297d788" office:value-type="string">
            <text:p>SelectPendriveName</text:p>
          </table:table-cell>
          <table:table-cell table:style-name="ACE-0x7f46f297e568" office:value-type="string">
            <text:p>ProductName</text:p>
          </table:table-cell>
          <table:table-cell table:style-name="ACE-0x7f46f297e690" office:value-type="string">
            <text:p>ProductPrice</text:p>
          </table:table-cell>
          <table:table-cell table:number-columns-repeated="5" table:style-name="ACE-0x7f46f297e1f0"/>
          <table:table-cell table:number-columns-repeated="114" table:style-name="ACE-0x7f46f297f0f8"/>
        </table:table-row>
        <table:table-row table:style-name="AROW-2">
          <table:table-cell table:style-name="ACE-0x7f46f297eea8" office:value-type="string">
            <text:p>test2jenkins@gmail.com</text:p>
          </table:table-cell>
          <table:table-cell table:style-name="ACE-0x7f46f297eb30" office:value-type="float" office:value="123456">
            <text:p>123456</text:p>
          </table:table-cell>
          <table:table-cell table:style-name="ACE-0x7f46f297e8e0" office:value-type="string">
            <text:p>Shop By Category</text:p>
          </table:table-cell>
          <table:table-cell table:style-name="ACE-0x7f46f297e8e0" office:value-type="string">
            <text:p>Computers</text:p>
          </table:table-cell>
          <table:table-cell table:style-name="ACE-0x7f46f297e8e0" office:value-type="string">
            <text:p>Storage Device Special</text:p>
          </table:table-cell>
          <table:table-cell table:style-name="ACE-0x7f46f297e8e0" office:value-type="string">
            <text:p>Pendrives Special</text:p>
          </table:table-cell>
          <table:table-cell table:style-name="ACE-0x7f46f297e8e0" office:value-type="string">
            <text:p>Strontium Pollex 8GB USB Pen Drive</text:p>
          </table:table-cell>
          <table:table-cell table:style-name="ACE-0x7f46f297ea08" office:value-type="string">
            <text:p>SanDisk Cruzer Blade 8GB Pen Drive</text:p>
          </table:table-cell>
          <table:table-cell table:style-name="ACE-0x7f46f297e0c8" office:value-type="float" office:value="269">
            <text:p>269</text:p>
          </table:table-cell>
          <table:table-cell table:number-columns-repeated="119" table:style-name="ACE-0x7f46f297f0f8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46f295e5e0" table:print="false">
        <office:forms form:automatic-focus="false" form:apply-design-mode="false">
          <form:form/>
        </office:forms>
        <table:table-column table:default-cell-style-name="ACE-0x7f46f297fdb0" table:style-name="ACOL-3"/>
        <table:table-column table:default-cell-style-name="ACE-0x7f46f297fdb0" table:style-name="ACOL-4"/>
        <table:table-column table:default-cell-style-name="ACE-0x7f46f2980a68" table:style-name="ACOL-5"/>
        <table:table-column table:default-cell-style-name="ACE-0x7f46f2980a68" table:style-name="ACOL-6"/>
        <table:table-column table:default-cell-style-name="ACE-0x7f46f2980a68" table:style-name="ACOL-7"/>
        <table:table-column table:default-cell-style-name="ACE-0x7f46f2980a68" table:style-name="ACOL-8"/>
        <table:table-column table:default-cell-style-name="ACE-0x7f46f2980a68" table:style-name="ACOL-9"/>
        <table:table-column table:default-cell-style-name="ACE-0x7f46f2980a68" table:style-name="ACOL-10"/>
        <table:table-column table:default-cell-style-name="ACE-0x7f46f297fdb0" table:style-name="ACOL-11"/>
        <table:table-column table:default-cell-style-name="ACE-0x7f46f2980a68" table:style-name="ACOL-0" table:number-columns-repeated="2"/>
        <table:table-column table:default-cell-style-name="ACE-0x7f46f2980a68" table:style-name="ACOL-10"/>
        <table:table-column table:default-cell-style-name="ACE-0x7f46f2980a68" table:style-name="ACOL-0" table:number-columns-repeated="116"/>
        <table:table-row table:style-name="AROW-2">
          <table:table-cell table:style-name="ACE-0x7f46f2980940" office:value-type="string">
            <text:p>EmailID</text:p>
          </table:table-cell>
          <table:table-cell table:style-name="ACE-0x7f46f297fc88" office:value-type="string">
            <text:p>Password</text:p>
          </table:table-cell>
          <table:table-cell table:style-name="ACE-0x7f46f2980128" office:value-type="string">
            <text:p>MenuProductName</text:p>
          </table:table-cell>
          <table:table-cell table:style-name="ACE-0x7f46f2980128" office:value-type="string">
            <text:p>MenuProductName1</text:p>
          </table:table-cell>
          <table:table-cell table:style-name="ACE-0x7f46f2980128" office:value-type="string">
            <text:p>MenuProductName2</text:p>
          </table:table-cell>
          <table:table-cell table:style-name="ACE-0x7f46f2980128" office:value-type="string">
            <text:p>StorageType</text:p>
          </table:table-cell>
          <table:table-cell table:style-name="ACE-0x7f46f2980128" office:value-type="string">
            <text:p>SelectPendriveName</text:p>
          </table:table-cell>
          <table:table-cell table:style-name="ACE-0x7f46f2980000" office:value-type="string">
            <text:p>ProductName</text:p>
          </table:table-cell>
          <table:table-cell table:style-name="ACE-0x7f46f29804a0" office:value-type="string">
            <text:p>ProductPrice</text:p>
          </table:table-cell>
          <table:table-cell table:number-columns-repeated="5" table:style-name="ACE-0x7f46f2980818"/>
          <table:table-cell table:number-columns-repeated="114" table:style-name="ACE-0x7f46f2980a68"/>
        </table:table-row>
        <table:table-row table:style-name="AROW-2">
          <table:table-cell table:style-name="ACE-0x7f46f2980378" office:value-type="string">
            <text:p>test2jenkins@gmail.com</text:p>
          </table:table-cell>
          <table:table-cell table:style-name="ACE-0x7f46f2980250" office:value-type="float" office:value="123456">
            <text:p>123456</text:p>
          </table:table-cell>
          <table:table-cell table:style-name="ACE-0x7f46f297fed8" office:value-type="string">
            <text:p>Shop By Category</text:p>
          </table:table-cell>
          <table:table-cell table:style-name="ACE-0x7f46f297fed8" office:value-type="string">
            <text:p>Computers</text:p>
          </table:table-cell>
          <table:table-cell table:style-name="ACE-0x7f46f297fed8" office:value-type="string">
            <text:p>Storage Device Special</text:p>
          </table:table-cell>
          <table:table-cell table:style-name="ACE-0x7f46f297fed8" office:value-type="string">
            <text:p>Pendrives Special</text:p>
          </table:table-cell>
          <table:table-cell table:style-name="ACE-0x7f46f297fed8" office:value-type="string">
            <text:p>Strontium Pollex 8GB USB Pen Drive</text:p>
          </table:table-cell>
          <table:table-cell table:style-name="ACE-0x7f46f297dfa0" office:value-type="string">
            <text:p>SanDisk Cruzer Blade 8GB Pen Drive</text:p>
          </table:table-cell>
          <table:table-cell table:style-name="ACE-0x7f46f297e440" office:value-type="float" office:value="269">
            <text:p>269</text:p>
          </table:table-cell>
          <table:table-cell table:number-columns-repeated="119" table:style-name="ACE-0x7f46f2980a68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46f295e7d0" table:print="false">
        <office:forms form:automatic-focus="false" form:apply-design-mode="false">
          <form:form/>
        </office:forms>
        <table:table-column table:default-cell-style-name="ACE-0x7f46f297f910" table:style-name="ACOL-3"/>
        <table:table-column table:default-cell-style-name="ACE-0x7f46f297f910" table:style-name="ACOL-4"/>
        <table:table-column table:default-cell-style-name="ACE-0x7f46f297dc28" table:style-name="ACOL-5"/>
        <table:table-column table:default-cell-style-name="ACE-0x7f46f297dc28" table:style-name="ACOL-6"/>
        <table:table-column table:default-cell-style-name="ACE-0x7f46f297dc28" table:style-name="ACOL-7"/>
        <table:table-column table:default-cell-style-name="ACE-0x7f46f297dc28" table:style-name="ACOL-8"/>
        <table:table-column table:default-cell-style-name="ACE-0x7f46f297dc28" table:style-name="ACOL-9"/>
        <table:table-column table:default-cell-style-name="ACE-0x7f46f297dc28" table:style-name="ACOL-10"/>
        <table:table-column table:default-cell-style-name="ACE-0x7f46f297f910" table:style-name="ACOL-11"/>
        <table:table-column table:default-cell-style-name="ACE-0x7f46f297dc28" table:style-name="ACOL-0" table:number-columns-repeated="2"/>
        <table:table-column table:default-cell-style-name="ACE-0x7f46f297dc28" table:style-name="ACOL-10"/>
        <table:table-column table:default-cell-style-name="ACE-0x7f46f297dc28" table:style-name="ACOL-0" table:number-columns-repeated="116"/>
        <table:table-row table:style-name="AROW-2">
          <table:table-cell table:style-name="ACE-0x7f46f2980cb8" office:value-type="string">
            <text:p>EmailID</text:p>
          </table:table-cell>
          <table:table-cell table:style-name="ACE-0x7f46f297f598" office:value-type="string">
            <text:p>Password</text:p>
          </table:table-cell>
          <table:table-cell table:style-name="ACE-0x7f46f297f470" office:value-type="string">
            <text:p>MenuProductName</text:p>
          </table:table-cell>
          <table:table-cell table:style-name="ACE-0x7f46f297f470" office:value-type="string">
            <text:p>MenuProductName1</text:p>
          </table:table-cell>
          <table:table-cell table:style-name="ACE-0x7f46f297f470" office:value-type="string">
            <text:p>MenuProductName2</text:p>
          </table:table-cell>
          <table:table-cell table:style-name="ACE-0x7f46f297f470" office:value-type="string">
            <text:p>StorageType</text:p>
          </table:table-cell>
          <table:table-cell table:style-name="ACE-0x7f46f297f470" office:value-type="string">
            <text:p>SelectPendriveName</text:p>
          </table:table-cell>
          <table:table-cell table:style-name="ACE-0x7f46f3112c40" office:value-type="string">
            <text:p>ProductName</text:p>
          </table:table-cell>
          <table:table-cell table:style-name="ACE-0x7f46f3112e90" office:value-type="string">
            <text:p>ProductPrice</text:p>
          </table:table-cell>
          <table:table-cell table:number-columns-repeated="5" table:style-name="ACE-0x7f46f31130e0"/>
          <table:table-cell table:number-columns-repeated="114" table:style-name="ACE-0x7f46f297dc28"/>
        </table:table-row>
        <table:table-row table:style-name="AROW-2">
          <table:table-cell table:style-name="ACE-0x7f46f297e318" office:value-type="string">
            <text:p>test2jenkins@gmail.com</text:p>
          </table:table-cell>
          <table:table-cell table:style-name="ACE-0x7f46f297f7e8" office:value-type="float" office:value="123456">
            <text:p>123456</text:p>
          </table:table-cell>
          <table:table-cell table:style-name="ACE-0x7f46f3112b18" office:value-type="string">
            <text:p>Shop By Category</text:p>
          </table:table-cell>
          <table:table-cell table:style-name="ACE-0x7f46f3112b18" office:value-type="string">
            <text:p>Computers</text:p>
          </table:table-cell>
          <table:table-cell table:style-name="ACE-0x7f46f3112b18" office:value-type="string">
            <text:p>Storage Device Special</text:p>
          </table:table-cell>
          <table:table-cell table:style-name="ACE-0x7f46f3112b18" office:value-type="string">
            <text:p>Pendrives Special</text:p>
          </table:table-cell>
          <table:table-cell table:style-name="ACE-0x7f46f3112b18" office:value-type="string">
            <text:p>Strontium Pollex 8GB USB Pen Drive</text:p>
          </table:table-cell>
          <table:table-cell table:style-name="ACE-0x7f46f3112d68" office:value-type="string">
            <text:p>SanDisk Cruzer Blade 8GB Pen Drive</text:p>
          </table:table-cell>
          <table:table-cell table:style-name="ACE-0x7f46f3112fb8" office:value-type="float" office:value="269">
            <text:p>269</text:p>
          </table:table-cell>
          <table:table-cell table:number-columns-repeated="119" table:style-name="ACE-0x7f46f297dc28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46f295e9c0" table:print="false">
        <office:forms form:automatic-focus="false" form:apply-design-mode="false">
          <form:form/>
        </office:forms>
        <table:table-column table:default-cell-style-name="ACE-0x7f46f3113580" table:style-name="ACOL-3"/>
        <table:table-column table:default-cell-style-name="ACE-0x7f46f3113580" table:style-name="ACOL-4"/>
        <table:table-column table:default-cell-style-name="ACE-0x7f46f3113208" table:style-name="ACOL-5"/>
        <table:table-column table:default-cell-style-name="ACE-0x7f46f3113208" table:style-name="ACOL-6"/>
        <table:table-column table:default-cell-style-name="ACE-0x7f46f3113208" table:style-name="ACOL-7"/>
        <table:table-column table:default-cell-style-name="ACE-0x7f46f3113208" table:style-name="ACOL-8"/>
        <table:table-column table:default-cell-style-name="ACE-0x7f46f3113208" table:style-name="ACOL-9"/>
        <table:table-column table:default-cell-style-name="ACE-0x7f46f3113208" table:style-name="ACOL-10"/>
        <table:table-column table:default-cell-style-name="ACE-0x7f46f3113580" table:style-name="ACOL-11"/>
        <table:table-column table:default-cell-style-name="ACE-0x7f46f3113208" table:style-name="ACOL-0" table:number-columns-repeated="2"/>
        <table:table-column table:default-cell-style-name="ACE-0x7f46f3113208" table:style-name="ACOL-10"/>
        <table:table-column table:default-cell-style-name="ACE-0x7f46f3113208" table:style-name="ACOL-0" table:number-columns-repeated="116"/>
        <table:table-row table:style-name="AROW-2">
          <table:table-cell table:style-name="ACE-0x7f46f3113330" office:value-type="string">
            <text:p>EmailID</text:p>
          </table:table-cell>
          <table:table-cell table:style-name="ACE-0x7f46f31136a8" office:value-type="string">
            <text:p>Password</text:p>
          </table:table-cell>
          <table:table-cell table:style-name="ACE-0x7f46f31138f8" office:value-type="string">
            <text:p>MenuProductName</text:p>
          </table:table-cell>
          <table:table-cell table:style-name="ACE-0x7f46f31138f8" office:value-type="string">
            <text:p>MenuProductName1</text:p>
          </table:table-cell>
          <table:table-cell table:style-name="ACE-0x7f46f31138f8" office:value-type="string">
            <text:p>MenuProductName2</text:p>
          </table:table-cell>
          <table:table-cell table:style-name="ACE-0x7f46f31138f8" office:value-type="string">
            <text:p>StorageType</text:p>
          </table:table-cell>
          <table:table-cell table:style-name="ACE-0x7f46f31138f8" office:value-type="string">
            <text:p>SelectPendriveName</text:p>
          </table:table-cell>
          <table:table-cell table:style-name="ACE-0x7f46f3113b48" office:value-type="string">
            <text:p>ProductName</text:p>
          </table:table-cell>
          <table:table-cell table:style-name="ACE-0x7f46f3113d98" office:value-type="string">
            <text:p>ProductPrice</text:p>
          </table:table-cell>
          <table:table-cell table:number-columns-repeated="5" table:style-name="ACE-0x7f46f3113fe8"/>
          <table:table-cell table:number-columns-repeated="114" table:style-name="ACE-0x7f46f3113208"/>
        </table:table-row>
        <table:table-row table:style-name="AROW-2">
          <table:table-cell table:style-name="ACE-0x7f46f3113458" office:value-type="string">
            <text:p>test2jenkins@gmail.com</text:p>
          </table:table-cell>
          <table:table-cell table:style-name="ACE-0x7f46f31137d0" office:value-type="float" office:value="123456">
            <text:p>123456</text:p>
          </table:table-cell>
          <table:table-cell table:style-name="ACE-0x7f46f3113a20" office:value-type="string">
            <text:p>Shop By Category</text:p>
          </table:table-cell>
          <table:table-cell table:style-name="ACE-0x7f46f3113a20" office:value-type="string">
            <text:p>Computers</text:p>
          </table:table-cell>
          <table:table-cell table:style-name="ACE-0x7f46f3113a20" office:value-type="string">
            <text:p>Storage Device Special</text:p>
          </table:table-cell>
          <table:table-cell table:style-name="ACE-0x7f46f3113a20" office:value-type="string">
            <text:p>Pendrives Special</text:p>
          </table:table-cell>
          <table:table-cell table:style-name="ACE-0x7f46f3113a20" office:value-type="string">
            <text:p>Strontium Pollex 8GB USB Pen Drive</text:p>
          </table:table-cell>
          <table:table-cell table:style-name="ACE-0x7f46f3113c70" office:value-type="string">
            <text:p>SanDisk Cruzer Blade 8GB Pen Drive</text:p>
          </table:table-cell>
          <table:table-cell table:style-name="ACE-0x7f46f3113ec0" office:value-type="float" office:value="269">
            <text:p>269</text:p>
          </table:table-cell>
          <table:table-cell table:number-columns-repeated="119" table:style-name="ACE-0x7f46f3113208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46f29599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6f29306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6f304a3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6f3045b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6f310c5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46f3144a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46f295e010" style:display-name="TestCase" style:page-layout-name="pl-0x7f46f29599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6f295e200" style:display-name="MQA1_TestData" style:page-layout-name="pl-0x7f46f29306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6f295e3f0" style:display-name="MQA2_TestData" style:page-layout-name="pl-0x7f46f304a3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6f295e5e0" style:display-name="MQA3_TestData" style:page-layout-name="pl-0x7f46f3045b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6f295e7d0" style:display-name="MQA4_TestData" style:page-layout-name="pl-0x7f46f310c5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46f295e9c0" style:display-name="MQA5_TestData" style:page-layout-name="pl-0x7f46f3144a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5:21:4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